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/>
    </style:style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37">
      <style:table-cell-properties fo:border="thin solid #000000"/>
    </style:style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37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0277083333333cm"/>
    </style:style>
    <style:style style:name="co3" style:family="table-column">
      <style:table-column-properties fo:break-before="auto" style:column-width="3.62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3">
            <text:p>Aktivität</text:p>
          </table:table-cell>
          <table:table-cell office:value-type="string" table:style-name="ce4">
            <text:p>Bearbeitungszei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2T00:00:00" table:style-name="ce2">
            <text:p>12.10.2010</text:p>
          </table:table-cell>
          <table:table-cell office:value-type="string" table:style-name="ce3">
            <text:p>1. Pflichttreffen</text:p>
          </table:table-cell>
          <table:table-cell office:value-type="time" office:time-value="PT2H30M0.000S" table:style-name="ce4">
            <text:p>02:30</text:p>
          </table:table-cell>
          <table:table-cell office:value-type="string" table:style-name="ce1">
            <text:p>Gesamt</text:p>
          </table:table-cell>
          <table:table-cell office:value-type="time" office:time-value="PT22H10M0.000S" table:formula="msoxl:=SUM(C2:C100)" table:style-name="ce5">
            <text:p>22:10</text:p>
          </table:table-cell>
          <table:table-cell table:number-columns-repeated="16379"/>
        </table:table-row>
        <table:table-row table:style-name="ro1">
          <table:table-cell office:value-type="date" office:date-value="2010-10-14T00:00:00" table:style-name="ce2">
            <text:p>14.10.2010</text:p>
          </table:table-cell>
          <table:table-cell office:value-type="string" table:style-name="ce3">
            <text:p>Installation nördpol.de-System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4T00:00:00" table:style-name="ce2">
            <text:p>14.10.2010</text:p>
          </table:table-cell>
          <table:table-cell office:value-type="string" table:style-name="ce3">
            <text:p>Prüfung von Git-Verwendbarkeit unter Windows, Installation SmartGIT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5T00:00:00" table:style-name="ce2">
            <text:p>15.10.2010</text:p>
          </table:table-cell>
          <table:table-cell office:value-type="string" table:style-name="ce3">
            <text:p>MagicDraw installier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2">
            <text:p>19.10.2010</text:p>
          </table:table-cell>
          <table:table-cell office:value-type="string" table:style-name="ce3">
            <text:p>2. Pflicht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2">
            <text:p>19.10.2010</text:p>
          </table:table-cell>
          <table:table-cell office:value-type="string" table:style-name="ce3">
            <text:p>Internes 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1T00:00:00" table:style-name="ce2">
            <text:p>21.10.2010</text:p>
          </table:table-cell>
          <table:table-cell office:value-type="string" table:style-name="ce3">
            <text:p>Installation Trac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2">
            <text:p>25.10.2010</text:p>
          </table:table-cell>
          <table:table-cell office:value-type="string" table:style-name="ce3">
            <text:p>3. Pflichttreffen</text:p>
          </table:table-cell>
          <table:table-cell office:value-type="time" office:time-value="PT0H40M0.000S" table:style-name="ce4">
            <text:p>00:4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2">
            <text:p>25.10.2010</text:p>
          </table:table-cell>
          <table:table-cell office:value-type="string" table:style-name="ce3">
            <text:p>Internes Treffen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4. Pflichttreffen</text:p>
          </table:table-cell>
          <table:table-cell office:value-type="time" office:time-value="PT1H10M0.000S" table:style-name="ce4">
            <text:p>01:1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Internes Treff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1T00:00:00" table:style-name="ce2">
            <text:p>01.11.2010</text:p>
          </table:table-cell>
          <table:table-cell office:value-type="string" table:style-name="ce3">
            <text:p>Vorbereitung Treffen Abnahme Pflichtenheft</text:p>
          </table:table-cell>
          <table:table-cell office:value-type="time" office:time-value="PT4H0M0.000S" table:style-name="ce4">
            <text:p>04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6">
            <text:p>02.11.2010</text:p>
          </table:table-cell>
          <table:table-cell office:value-type="string" table:style-name="ce7">
            <text:p>Vorbereitung Treffen Abnahme Pflichtenheft</text:p>
          </table:table-cell>
          <table:table-cell office:value-type="time" office:time-value="PT1H15M0.000S" table:style-name="ce8">
            <text:p>01:1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Abnahme Pflichtenheft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5. Pflichttreffen</text:p>
          </table:table-cell>
          <table:table-cell office:value-type="time" office:time-value="PT1H15M0.000S" table:style-name="ce4">
            <text:p>01:1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Internes Treffen</text:p>
          </table:table-cell>
          <table:table-cell office:value-type="time" office:time-value="PT0H50M0.000S" table:style-name="ce4">
            <text:p>00:5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thias Kaufmann</meta:initial-creator>
    <dc:creator>Mathias Kaufmann</dc:creator>
    <meta:creation-date>2010-10-28T15:09:15Z</meta:creation-date>
    <dc:date>2010-11-02T17:44:41Z</dc:date>
    <meta:editing-duration>PT0S</meta:editing-duration>
  </office:meta>
</office:document-meta>
</file>